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Leatherworking</text:p>
          </table:table-cell>
          <table:table-cell office:value-type="string">
            <text:p>Tanners Rack</text:p>
          </table:table-cell>
          <table:table-cell office:value-type="string">
            <text:p>Leather</text:p>
          </table:table-cell>
          <table:table-cell office:value-type="string">
            <text:p>Animal Skin, 1 Day</text:p>
          </table:table-cell>
        </table:table-row>
        <table:table-row table:style-name="ro2">
          <table:table-cell/>
          <table:table-cell office:value-type="string">
            <text:p>Tanners Rack, Rock/Chisel</text:p>
          </table:table-cell>
          <table:table-cell office:value-type="string">
            <text:p>Animal Skin</text:p>
          </table:table-cell>
          <table:table-cell office:value-type="string">
            <text:p>Animal Pelt</text:p>
          </table:table-cell>
        </table:table-row>
        <table:table-row table:style-name="ro2">
          <table:table-cell/>
          <table:table-cell office:value-type="string">
            <text:p>Scissors</text:p>
          </table:table-cell>
          <table:table-cell office:value-type="string">
            <text:p>Leather</text:p>
          </table:table-cell>
          <table:table-cell office:value-type="string">
            <text:p>Animal Skin</text:p>
          </table:table-cell>
        </table:table-row>
        <table:table-row table:style-name="ro2">
          <table:table-cell/>
          <table:table-cell office:value-type="string">
            <text:p>Scissors</text:p>
          </table:table-cell>
          <table:table-cell office:value-type="string">
            <text:p>Animal Thread</text:p>
          </table:table-cell>
          <table:table-cell office:value-type="string">
            <text:p>Animal Skin</text:p>
          </table:table-cell>
        </table:table-row>
        <table:table-row table:style-name="ro2">
          <table:table-cell/>
          <table:table-cell office:value-type="string">
            <text:p>Sewing Kit</text:p>
          </table:table-cell>
          <table:table-cell office:value-type="string">
            <text:p>Leather Tunic</text:p>
          </table:table-cell>
          <table:table-cell office:value-type="string">
            <text:p>Leather(2), Animal Thread(2)</text:p>
          </table:table-cell>
        </table:table-row>
        <table:table-row table:style-name="ro2">
          <table:table-cell/>
          <table:table-cell office:value-type="string">
            <text:p>Sewing Kit</text:p>
          </table:table-cell>
          <table:table-cell office:value-type="string">
            <text:p>Leather Pants</text:p>
          </table:table-cell>
          <table:table-cell office:value-type="string">
            <text:p>Leather(4), Animal Thread(3)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1:00:38.03</meta:creation-date>
    <dc:date>2012-08-30T21:00:46.01</dc:date>
    <meta:editing-duration>PT8S</meta:editing-duration>
    <meta:editing-cycles>1</meta:editing-cycles>
    <meta:document-statistic meta:table-count="3" meta:cell-count="19" meta:object-count="0"/>
    <meta:generator>LibreOffice/3.4$Win32 LibreOffice_project/340m1$Build-502</meta:generator>
  </office:meta>
</office:document-meta>
</file>